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keholders:</text:p>
      <text:p text:style-name="Standard"/>
      <text:p text:style-name="Standard"/>
      <text:p text:style-name="Standard">Vendedor/Caixa <text:s text:c="7"/></text:p>
      <text:p text:style-name="Standard"><text:s text:c="6"/></text:p>
      <text:p text:style-name="Standard"><text:s text:c="6"/>Ultilizará o sistema para e fetuar o registro das vendas,</text:p>
      <text:p text:style-name="Standard"><text:s text:c="6"/>Efetuará o controle do estoque,</text:p>
      <text:p text:style-name="Standard"><text:s text:c="6"/>Efetuará o cadastro do cliente no sistema.</text:p>
      <text:p text:style-name="Standard"/>
      <text:p text:style-name="Standard">Proprietário/Gerente:</text:p>
      <text:p text:style-name="Standard"/>
      <text:p text:style-name="Standard"><text:s text:c="6"/>Ultilizará o sistema para controlar o faturamento da <text:s/>loja,</text:p>
      <text:p text:style-name="Standard"><text:s text:c="6"/>Efetuará o controle de estoque, solicitando mercadorias ao fornecedor quando necessário.</text:p>
      <text:p text:style-name="Standard"/>
      <text:p text:style-name="Standard">Cliente:</text:p>
      <text:p text:style-name="Standard"><text:s/></text:p>
      <text:p text:style-name="Standard"><text:s text:c="6"/>Será afetado devido a agilidade na hora do fechamento da compra,</text:p>
      <text:p text:style-name="Standard"><text:s text:c="6"/>Acompanhamento de seu histórico de compras promovendo uma consultoria personalidada.</text:p>
      <text:p text:style-name="Standard"/>
      <text:p text:style-name="Standard">Outros Stakeholders:</text:p>
      <text:p text:style-name="Standard"/>
      <text:p text:style-name="Standard"/>
      <text:p text:style-name="Standard">Equipe de desenvolvimento:</text:p>
      <text:p text:style-name="Standard"><text:s text:c="10"/></text:p>
      <text:p text:style-name="Standard"><text:s text:c="8"/>Será responsável pelo planejamento, implementação e manutenção do S.I.G.</text:p>
      <text:p text:style-name="Standard"/>
      <text:p text:style-name="Standard"/>
      <text:p text:style-name="Standard"/>
      <text:p text:style-name="Standard"><text:s text:c="16"/></text:p>
      <text:p text:style-name="Standard"><text:s text:c="7"/></text:p>
      <text:p text:style-name="Standard"><text:s/></text:p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lito </meta:initial-creator>
    <meta:creation-date>2018-05-05T18:24:31.25</meta:creation-date>
    <dc:date>2018-05-06T14:12:56.31</dc:date>
    <dc:creator>Joselito </dc:creator>
    <meta:editing-duration>PT4H20M31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21" meta:word-count="81" meta:character-count="699"/>
  </office:meta>
</office:document-meta>
</file>